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a7de0" officeooo:paragraph-rsid="001a7de0"/>
    </style:style>
    <style:style style:name="P2" style:family="paragraph" style:parent-style-name="Standard" style:list-style-name="L1">
      <style:text-properties officeooo:rsid="001a7de0" officeooo:paragraph-rsid="001a7de0"/>
    </style:style>
    <style:style style:name="P3" style:family="paragraph" style:parent-style-name="Standard">
      <style:text-properties officeooo:rsid="001ba524" officeooo:paragraph-rsid="001ba524"/>
    </style:style>
    <style:style style:name="P4" style:family="paragraph" style:parent-style-name="Standard">
      <style:text-properties officeooo:rsid="001c825c" officeooo:paragraph-rsid="001c825c"/>
    </style:style>
    <style:style style:name="P5" style:family="paragraph" style:parent-style-name="Standard">
      <style:text-properties officeooo:rsid="001db5a9" officeooo:paragraph-rsid="001db5a9"/>
    </style:style>
    <style:style style:name="P6" style:family="paragraph">
      <style:paragraph-properties fo:text-align="center"/>
    </style:style>
    <style:style style:name="T1" style:family="text">
      <style:text-properties officeooo:rsid="001b9cde"/>
    </style:style>
    <style:style style:name="T2" style:family="text">
      <style:text-properties officeooo:rsid="001ba524"/>
    </style:style>
    <style:style style:name="T3" style:family="text">
      <style:text-properties officeooo:rsid="001c825c"/>
    </style:style>
    <style:style style:name="T4" style:family="text">
      <style:text-properties officeooo:rsid="001db5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Fin_20_de_20_línea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4" draw:style-name="gr4" draw:text-style-name="P6" svg:x1="4.796cm" svg:y1="0.303cm" svg:x2="13.554cm" svg:y2="0.356cm"><text:p/></draw:line><draw:line text:anchor-type="paragraph" draw:z-index="3" draw:style-name="gr1" draw:text-style-name="P6" svg:x1="13.58cm" svg:y1="2.446cm" svg:x2="13.554cm" svg:y2="0.356cm"><text:p/></draw:line><text:span text:style-name="T2">1-) </text:span>Base de datos personas.</text:p>
      <text:p text:style-name="P1"/>
      <text:list xml:id="list13581509583546423" text:style-name="L1">
        <text:list-item>
          <text:p text:style-name="P2">Apellido y Nombre.</text:p>
        </text:list-item>
        <text:list-item>
          <text:p text:style-name="P2">Tipo y Nro. Documento.</text:p>
        </text:list-item>
        <text:list-item>
          <text:p text:style-name="P2">Fecha Nacimiento.</text:p>
        </text:list-item>
        <text:list-item>
          <text:p text:style-name="P2"><draw:line text:anchor-type="paragraph" draw:z-index="2" draw:style-name="gr3" draw:text-style-name="P6" svg:x1="3.526cm" svg:y1="0.33cm" svg:x2="9.797cm" svg:y2="0.356cm"><text:p/></draw:line>Estado Civil <text:s text:c="62"/>Datos del Cónyuge.</text:p>
        </text:list-item>
        <text:list-item>
          <text:p text:style-name="P2"><draw:line text:anchor-type="paragraph" draw:z-index="1" draw:style-name="gr2" draw:text-style-name="P6" svg:x1="13.421cm" svg:y1="0.081cm" svg:x2="13.395cm" svg:y2="4.711cm"><text:p/></draw:line>Domicilio Postal (localidad, departamento, provincia, país).</text:p>
        </text:list-item>
        <text:list-item>
          <text:p text:style-name="P2">Teléfono fijo.</text:p>
        </text:list-item>
        <text:list-item>
          <text:p text:style-name="P2">Teléfono celular.</text:p>
        </text:list-item>
        <text:list-item>
          <text:p text:style-name="P2">Correo Electrónico.</text:p>
        </text:list-item>
        <text:list-item>
          <text:p text:style-name="P2">Sexo.</text:p>
        </text:list-item>
        <text:list-item>
          <text:p text:style-name="P2">Actividad.</text:p>
        </text:list-item>
        <text:list-item>
          <text:p text:style-name="P2">Ocupación.</text:p>
        </text:list-item>
        <text:list-item>
          <text:p text:style-name="P2">Ingresos.</text:p>
        </text:list-item>
        <text:list-item>
          <text:p text:style-name="P2">Vinculación (Propio, Soyem, Ctc). <text:span text:style-name="T1">Personas Accesorias (Asociaciones)</text:span></text:p>
        </text:list-item>
        <text:list-item>
          <text:p text:style-name="P2"><draw:line text:anchor-type="paragraph" draw:z-index="0" draw:style-name="gr1" draw:text-style-name="P6" svg:x1="3.288cm" svg:y1="0.303cm" svg:x2="13.236cm" svg:y2="0.303cm"><text:p/></draw:line>Garante.</text:p>
        </text:list-item>
      </text:list>
      <text:p text:style-name="P1"/>
      <text:p text:style-name="P3"/>
      <text:p text:style-name="P3"><text:span text:style-name="T3">2-)</text:span>Cada persona debe tener un número de cuenta (debe poseer tarjeta) el mismo es parte de la numeración de la tarjeta.</text:p>
      <text:p text:style-name="P3"/>
      <text:p text:style-name="P3"><draw:custom-shape text:anchor-type="paragraph" draw:z-index="5" draw:style-name="gr5" draw:text-style-name="P6" svg:width="0.444cm" svg:height="1.978cm" draw:transform="rotate (-1.5707963267949) translate (3.12913888888889cm 0.366888888888889cm)"><text:p/><draw:enhanced-geometry svg:viewBox="0 0 21600 21600" draw:glue-points="0 0 0 21600 21600 10800" draw:text-areas="0 ?f9 7800 ?f10" draw:type="right-brace" draw:modifiers="1052.80259951259 10871.9314938154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6" draw:style-name="gr5" draw:text-style-name="P6" svg:width="0.444cm" svg:height="1.528cm" draw:transform="rotate (-1.5707963267949) translate (5.40455555555556cm 0.403930555555556cm)"><text:p/><draw:enhanced-geometry svg:viewBox="0 0 21600 21600" draw:glue-points="0 0 0 21600 21600 10800" draw:text-areas="0 ?f9 7800 ?f10" draw:type="right-brace" draw:modifiers="1052.80259951259 10871.9314938154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text:span text:style-name="T3">9999 9999 <text:s text:c="8"/>9999 99 <text:s text:c="11"/>9 <text:s text:c="25"/>9</text:span></text:p>
      <text:p text:style-name="P3"/>
      <text:p text:style-name="P4"><text:s text:c="14"/>N° Fijo <text:s text:c="8"/>N° Variable <text:s text:c="6"/>Adicionales <text:s text:c="9"/>Control</text:p>
      <text:p text:style-name="P4"><text:tab/><text:tab/><text:tab/><text:tab/><text:tab/><text:span text:style-name="T4">¿Es automático?</text:span> <text:s text:c="2"/><text:span text:style-name="T4">¿Cómo se calcula?</text:span></text:p>
      <text:p text:style-name="P4"><text:tab/><text:tab/><text:tab/><text:tab/><text:tab/><text:tab/><text:tab/> <text:s text:c="5"/><text:span text:style-name="T4">¿Es automático?</text:span></text:p>
      <text:p text:style-name="P4"/>
      <text:p text:style-name="P5">3-)Resumen o cuota con posibilidad de llenar y que sea comprobante e pago, debe tener dos casilleros de pago uno para el cliente otro para la institución.</text:p>
      <text:p text:style-name="P5"/>
      <text:p text:style-name="P5">4-)Cada cuota incluye capital e intereses. La cuota será fija. En la primera cuota se incluye seguro de saldo. La tasa de interés debe estar en un campo que se pueda modificar en culaquier momento, y que tenga vigencia solo para créditos nuevos. (Los créditos ya emitidos siguen con la tasa a la que se emitieron).</text:p>
      <text:p text:style-name="P5"/>
      <text:p text:style-name="P5">5-) Tasa de interés por punitorios <text:s/>(pagos fuera de termino) debe ser distinta a la pactada al momento de dar el crédito, campo adicional modificable.</text:p>
      <text:p text:style-name="P5"/>
      <text:p text:style-name="P5">6-)Posibilidad de re financiar un crédito donde el capital inicial sea el saldo deudor del crédito re financiado. (Se toma a toda la deuda como valor bruto y a esta se le agrega un nuevo interés).</text:p>
      <text:p text:style-name="P5"/>
      <text:p text:style-name="P5">7-)Subsidio de IVA sobre el seguro y sobre las distintas tasas de interés (el seguro hoy es del 1,5%) + IVA, la tasa de interés 3% + IVA.</text:p>
      <text:p text:style-name="P5"/>
      <text:p text:style-name="P5">8-)Proyección de cartera listado donde salga la deuda discriminada x mes vencida y a vencer.</text:p>
      <text:p text:style-name="P5"/>
      <text:p text:style-name="P5">9-))Liquidación Mensual con subsidio de liquidación a usuarios,</text:p>
      <text:p text:style-name="P5"><text:s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ro Judicial de Mediación </meta:initial-creator>
    <meta:creation-date>2014-06-09T15:19:25.062000000</meta:creation-date>
    <dc:date>2014-06-09T15:42:12.484000000</dc:date>
    <dc:creator>Centro Judicial de Mediación </dc:creator>
    <meta:editing-duration>PT15M59S</meta:editing-duration>
    <meta:editing-cycles>5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28" meta:word-count="292" meta:character-count="1846" meta:non-whitespace-character-count="1429"/>
  </office:meta>
</office:document-meta>
</file>